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44354" officeooo:paragraph-rsid="00144354"/>
    </style:style>
    <style:style style:name="P2" style:family="paragraph" style:parent-style-name="Heading_20_1">
      <style:text-properties officeooo:rsid="00132341" officeooo:paragraph-rsid="001323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If I only had a heading</text:h>
      <text:p text:style-name="P1">Placeholder paragraph one</text:p>
      <text:p text:style-name="P1">Placeholder paragraph tw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an </meta:initial-creator>
    <meta:creation-date>2014-07-23T02:26:25.337293564</meta:creation-date>
    <meta:generator>LibreOffice/4.2.3.3$Linux_X86_64 LibreOffice_project/420m0$Build-3</meta:generator>
    <dc:date>2014-07-23T17:19:07.773433476</dc:date>
    <dc:creator>evan </dc:creator>
    <meta:editing-duration>P0D</meta:editing-duration>
    <meta:editing-cycles>2</meta:editing-cycles>
    <meta:document-statistic meta:table-count="0" meta:image-count="0" meta:object-count="0" meta:page-count="1" meta:paragraph-count="3" meta:word-count="12" meta:character-count="73" meta:non-whitespace-character-count="64"/>
  </office:meta>
</office:document-meta>
</file>